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" svg:font-family="Fre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" fo:language="fr" fo:country="CA" officeooo:rsid="0012519e" officeooo:paragraph-rsid="0012519e"/>
    </style:style>
    <style:style style:name="P2" style:family="paragraph" style:parent-style-name="Standard">
      <style:text-properties style:font-name="Fre" fo:language="fr" fo:country="CA" officeooo:rsid="0011b9e3" officeooo:paragraph-rsid="0011b9e3"/>
    </style:style>
    <style:style style:name="P3" style:family="paragraph" style:parent-style-name="Standard">
      <style:text-properties style:font-name="Fre" fo:language="fr" fo:country="CA" officeooo:rsid="0012e712" officeooo:paragraph-rsid="0012e712"/>
    </style:style>
    <style:style style:name="P4" style:family="paragraph" style:parent-style-name="Standard">
      <style:text-properties style:font-name="Fre" fo:language="fr" fo:country="CA" officeooo:rsid="0013371a" officeooo:paragraph-rsid="0013371a"/>
    </style:style>
    <style:style style:name="P5" style:family="paragraph" style:parent-style-name="Standard">
      <style:text-properties style:font-name="Fre" fo:language="fr" fo:country="CA" officeooo:rsid="0014a6b1" officeooo:paragraph-rsid="0014a6b1"/>
    </style:style>
    <style:style style:name="T1" style:family="text">
      <style:text-properties officeooo:rsid="00133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fety First</text:p>
      <text:p text:style-name="P1">Programming devlog</text:p>
      <text:p text:style-name="P2"/>
      <text:p text:style-name="P3">4/27/2025</text:p>
      <text:p text:style-name="P2"/>
      <text:p text:style-name="P2">3 pièces logicielles:</text:p>
      <text:p text:style-name="P2"/>
      <text:p text:style-name="P2">client <text:span text:style-name="T1">Godot </text:span></text:p>
      <text:p text:style-name="P2">plugin <text:span text:style-name="T1">rust</text:span></text:p>
      <text:p text:style-name="P2">serveur <text:span text:style-name="T1">rust</text:span></text:p>
      <text:p text:style-name="P2"/>
      <text:p text:style-name="P4">Le plugin fait la jonction entre le client et le serveur</text:p>
      <text:p text:style-name="P2"/>
      <text:p text:style-name="P2"/>
      <text:p text:style-name="P2"/>
      <text:p text:style-name="P5">1) Communication entre les 2 threads dans network.r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" svg:font-family="Fre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3:19:03.248815154</meta:creation-date>
    <meta:generator>LibreOffice/25.2.2.2$Linux_X86_64 LibreOffice_project/520$Build-2</meta:generator>
    <dc:date>2025-04-27T16:42:48.449258222</dc:date>
    <meta:editing-duration>PT3H23M42S</meta:editing-duration>
    <meta:editing-cycles>5</meta:editing-cycles>
    <meta:document-statistic meta:table-count="0" meta:image-count="0" meta:object-count="0" meta:page-count="1" meta:paragraph-count="9" meta:word-count="33" meta:character-count="204" meta:non-whitespace-character-count="179"/>
  </office:meta>
</office:document-meta>
</file>